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left="1.27cm" fo:margin-right="0cm" fo:margin-top="0cm" fo:margin-bottom="0cm" fo:text-indent="0cm" style:auto-text-indent="false"/>
    </style:style>
    <style:style style:name="P3" style:family="paragraph" style:parent-style-name="Standard">
      <style:paragraph-properties loext:contextual-spacing="false" fo:margin-left="1.27cm" fo:margin-right="0cm" fo:margin-top="0cm" fo:margin-bottom="0cm" fo:text-indent="0cm" style:auto-text-indent="false"/>
      <style:text-properties fo:color="#3d85c6"/>
    </style:style>
    <style:style style:name="P4" style:family="paragraph" style:parent-style-name="Standard">
      <style:paragraph-properties loext:contextual-spacing="false" fo:margin-left="2.54cm" fo:margin-right="0cm" fo:margin-top="0cm" fo:margin-bottom="0cm" fo:text-indent="0cm" style:auto-text-indent="false"/>
    </style:style>
    <style:style style:name="P5" style:family="paragraph" style:parent-style-name="Standard">
      <style:paragraph-properties loext:contextual-spacing="false" fo:margin-left="2.54cm" fo:margin-right="0cm" fo:margin-top="0cm" fo:margin-bottom="0cm" fo:text-align="center" style:justify-single-word="false" fo:text-indent="0cm" style:auto-text-indent="false"/>
      <style:text-properties fo:font-size="9pt" fo:font-style="italic" style:text-underline-style="solid" style:text-underline-width="auto" style:text-underline-color="font-color" style:font-size-asian="9pt" style:font-style-asian="italic" style:font-size-complex="9pt"/>
    </style:style>
    <style:style style:name="P6" style:family="paragraph" style:parent-style-name="Standard">
      <style:paragraph-properties loext:contextual-spacing="false" fo:margin-left="2.54cm" fo:margin-right="0cm" fo:margin-top="0cm" fo:margin-bottom="0cm" fo:text-indent="0cm" style:auto-text-indent="false"/>
      <style:text-properties fo:font-size="9pt" style:font-size-asian="9pt" style:font-size-complex="9pt"/>
    </style:style>
    <style:style style:name="P7" style:family="paragraph" style:parent-style-name="Standard" style:master-page-name="Standard">
      <style:paragraph-properties loext:contextual-spacing="false" fo:margin-top="0cm" fo:margin-bottom="0cm" style:page-number="1"/>
      <style:text-properties fo:color="#ff0000" fo:font-size="18pt" fo:font-weight="bold" style:font-size-asian="18pt" style:font-weight-asian="bold" style:font-size-complex="18pt"/>
    </style:style>
    <style:style style:name="P8" style:family="paragraph" style:parent-style-name="Standard" style:list-style-name="WWNum4">
      <style:paragraph-properties fo:margin-left="1.27cm" fo:margin-right="0cm" fo:text-indent="-0.635cm" style:auto-text-indent="false"/>
    </style:style>
    <style:style style:name="P9" style:family="paragraph" style:parent-style-name="Standard">
      <style:paragraph-properties loext:contextual-spacing="false" fo:margin-left="1.27cm" fo:margin-right="0cm" fo:margin-top="0cm" fo:margin-bottom="0cm" fo:text-align="center" style:justify-single-word="false" fo:text-indent="0cm" style:auto-text-indent="false"/>
      <style:text-properties fo:color="#0000ff" fo:font-weight="bold" style:font-weight-asian="bold"/>
    </style:style>
    <style:style style:name="P10" style:family="paragraph" style:parent-style-name="Standard" style:list-style-name="WWNum3">
      <style:paragraph-properties fo:margin-left="2.54cm" fo:margin-right="0cm" fo:text-indent="-0.635cm" style:auto-text-indent="false"/>
      <style:text-properties style:text-underline-style="solid" style:text-underline-width="auto" style:text-underline-color="font-color" fo:font-weight="bold" style:font-weight-asian="bold"/>
    </style:style>
    <style:style style:name="P11" style:family="paragraph" style:parent-style-name="Standard" style:list-style-name="WWNum1">
      <style:paragraph-properties fo:margin-left="2.54cm" fo:margin-right="0cm" fo:text-indent="-0.635cm" style:auto-text-indent="false"/>
      <style:text-properties style:text-underline-style="solid" style:text-underline-width="auto" style:text-underline-color="font-color" fo:font-weight="bold" style:font-weight-asian="bold"/>
    </style:style>
    <style:style style:name="P12" style:family="paragraph" style:parent-style-name="Standard" style:list-style-name="WWNum2">
      <style:paragraph-properties fo:margin-left="2.54cm" fo:margin-right="0cm" fo:text-indent="-0.635cm" style:auto-text-indent="false"/>
    </style:style>
    <style:style style:name="P13" style:family="paragraph" style:parent-style-name="Standard">
      <style:paragraph-properties loext:contextual-spacing="false" fo:margin-left="2.54cm" fo:margin-right="0cm" fo:margin-top="0cm" fo:margin-bottom="0cm" fo:text-indent="0cm" style:auto-text-indent="false"/>
      <style:text-properties fo:font-size="9pt" style:font-size-asian="9pt" style:font-size-complex="9pt"/>
    </style:style>
    <style:style style:name="P14" style:family="paragraph" style:parent-style-name="Standard">
      <style:paragraph-properties loext:contextual-spacing="false" fo:margin-left="2.54cm" fo:margin-right="0cm" fo:margin-top="0cm" fo:margin-bottom="0cm" fo:text-align="center" style:justify-single-word="false" fo:text-indent="0cm" style:auto-text-indent="false"/>
      <style:text-properties fo:font-size="9pt" fo:font-style="italic" style:text-underline-style="solid" style:text-underline-width="auto" style:text-underline-color="font-color" style:font-size-asian="9pt" style:font-style-asian="italic" style:font-size-complex="9pt"/>
    </style:style>
    <style:style style:name="P15" style:family="paragraph" style:parent-style-name="Standard">
      <style:paragraph-properties loext:contextual-spacing="false" fo:margin-left="6.35cm" fo:margin-right="0cm" fo:margin-top="0cm" fo:margin-bottom="0cm" fo:text-indent="1.27cm" style:auto-text-indent="false"/>
      <style:text-properties fo:font-size="9pt" fo:font-style="italic" style:text-underline-style="solid" style:text-underline-width="auto" style:text-underline-color="font-color" style:font-size-asian="9pt" style:font-style-asian="italic" style:font-size-complex="9pt"/>
    </style:style>
    <style:style style:name="P16" style:family="paragraph" style:parent-style-name="Standard">
      <style:paragraph-properties loext:contextual-spacing="false" fo:margin-left="1.27cm" fo:margin-right="0cm" fo:margin-top="0cm" fo:margin-bottom="0cm" fo:text-indent="1.27cm" style:auto-text-indent="false"/>
      <style:text-properties fo:font-size="9pt" style:font-size-asian="9pt" style:font-size-complex="9pt"/>
    </style:style>
    <style:style style:name="T1" style:family="text">
      <style:text-properties fo:color="#3d85c6"/>
    </style:style>
    <style:style style:name="T2" style:family="text">
      <style:text-properties fo:color="#3d85c6" fo:font-size="14pt" fo:font-style="italic" style:font-size-asian="14pt" style:font-style-asian="italic" style:font-size-complex="14pt"/>
    </style:style>
    <style:style style:name="T3" style:family="text">
      <style:text-properties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yecto final. Requisitos:</text:p>
      <text:p text:style-name="P1"/>
      <text:list xml:id="list4828148823104232456" text:style-name="WWNum4">
        <text:list-item>
          <text:p text:style-name="P8"><text:span text:style-name="T2">Introducción</text:span><text:span text:style-name="T1">:</text:span></text:p>
        </text:list-item>
      </text:list>
      <text:p text:style-name="P9">Course evaluation web application:</text:p>
      <text:p text:style-name="P3"/>
      <text:list xml:id="list2796789054204949547" text:style-name="WWNum3">
        <text:list-item>
          <text:p text:style-name="P10">Caso de uso de sistema:</text:p>
        </text:list-item>
      </text:list>
      <text:p text:style-name="P2"><text:s/>La empresa “Enterprise” interesados en captar profesionales tiene un exceso de alumnos de una titulación muy demandada, sus aulas permiten la inclusión de todos ellos, el problema surge cuando un mismo profesor quiere evaluar a los alumnos pero no tiene un criterio definido de los mejores solo evaluando un archivo.</text:p>
      <text:p text:style-name="P2">Este proyecto ofrece diversas herramientas con varios registros para automatizar la información y evaluarlos por: tiempo, perfección del código y continuidad; evaluado según el criterio “campana de Gauss”.</text:p>
      <text:p text:style-name="P2"/>
      <text:list xml:id="list4476779044289940476" text:style-name="WWNum1">
        <text:list-item>
          <text:p text:style-name="P11">Requisitos funcionales:</text:p>
        </text:list-item>
      </text:list>
      <text:p text:style-name="P4"/>
      <text:list xml:id="list2824330450265192657" text:style-name="WWNum2">
        <text:list-item>
          <text:p text:style-name="P12">Registro de usuario:</text:p>
        </text:list-item>
      </text:list>
      <text:p text:style-name="P6">El usuario puede crear una cuenta con sus datos y el curso en particular<text:span text:style-name="T3"> que se alojan en una BBDD..</text:span></text:p>
      <text:p text:style-name="P15">EXTENDIDO</text:p>
      <text:list xml:id="list1127873067" text:continue-numbering="true" text:style-name="WWNum2">
        <text:list-item>
          <text:p text:style-name="P12">Acceso de usuario:</text:p>
        </text:list-item>
      </text:list>
      <text:p text:style-name="P16">Vía de acceso mediante cuentas creadas en el registro o predeterminadas por la empresa. </text:p>
      <text:p text:style-name="P4"/>
      <text:list xml:id="list1107828763" text:continue-numbering="true" text:style-name="WWNum2">
        <text:list-item>
          <text:p text:style-name="P12">Creación de nueva tarea:</text:p>
        </text:list-item>
      </text:list>
      <text:p text:style-name="P6">Da lugar a una página, que presenta un formulario predefinido con un campo para pegar el código, texto, operaciones u otro a corregir, un contador de tiempo oculto, un índice de práctica y <text:span text:style-name="T3">los datos del alumno incluidos en él de forma interna, al finalizar los datos se envían a la base de datos.</text:span></text:p>
      <text:p text:style-name="P4"/>
      <text:list xml:id="list1378144014" text:continue-numbering="true" text:style-name="WWNum2">
        <text:list-item>
          <text:p text:style-name="P12">Control de autenticación para profesores:</text:p>
        </text:list-item>
      </text:list>
      <text:p text:style-name="P6">Gracias a este introduciendo en él login los datos del profesor se tendrá acceso a los proyectos de cada alumno mostrador por índice (incluido en el formulario de alumno).</text:p>
      <text:p text:style-name="P5">EXTENDIDO</text:p>
      <text:p text:style-name="P5"/>
      <text:list xml:id="list491170519" text:continue-numbering="true" text:style-name="WWNum2">
        <text:list-item>
          <text:p text:style-name="P12">Sistema de corrección para el profesor:</text:p>
        </text:list-item>
      </text:list>
      <text:p text:style-name="P6">Las tareas de los alumnos vienen presentadas por bloques según su índice, el profesor evalúa la práctica tal y como lo haría de forma regular con una interfaz sencilla.</text:p>
      <text:p text:style-name="P6">NO ENTIENDO LO DEL BLOQUE, LO DEJAMOS, LAS TAREAS SE BUSCAN DESDE UNA LISTA</text:p>
      <text:p text:style-name="P6">EVALUACIÓN ENTIENDO QUE UNA NOTA Y COMENTARIO</text:p>
      <text:p text:style-name="P6"/>
      <text:list xml:id="list959117528" text:continue-numbering="true" text:style-name="WWNum2">
        <text:list-item>
          <text:p text:style-name="P12">Sistema de búsqueda:</text:p>
        </text:list-item>
      </text:list>
      <text:p text:style-name="P6">El profesor tiene acceso a un sistema de búsqueda por nombre de alumno o índice de práctica para facilitar la corrección y revisión de tareas. </text:p>
      <text:p text:style-name="P6"/>
      <text:p text:style-name="P6"/>
      <text:list xml:id="list1659382477" text:continue-numbering="true" text:style-name="WWNum2">
        <text:list-item>
          <text:p text:style-name="P12">Operaciones de evaluación:</text:p>
        </text:list-item>
      </text:list>
      <text:p text:style-name="P6">La aplicación calcula de forma automática según: nota del profesor dada por la precisión del código, tiempo transcurrido para realizar la tarea, continuidad del alumno y todo operado en base a la línea de aprendizaje por él criterio “campana de Gauss” el cual define con un multiplicador o divisor los conocimientos previos del alumno.</text:p>
      <text:p text:style-name="P6">EXTENDIDO</text:p>
      <text:p text:style-name="P6"><text:soft-page-break/></text:p>
      <text:list xml:id="list654511113" text:continue-numbering="true" text:style-name="WWNum2">
        <text:list-item>
          <text:p text:style-name="P12">Ranking según criterios evaluados:</text:p>
        </text:list-item>
      </text:list>
      <text:p text:style-name="P6">Top 1-10 (según convenio de la empresa) de alumnos mejor evaluados. (Visibilidad opcio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2.54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6.35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10.16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2" meta:paragraph-count="28" meta:word-count="397" meta:character-count="2421"/>
    <dc:date>2018-11-09T19:51:21</dc:date>
    <dc:creator>Alejandro Jurado</dc:creator>
    <meta:editing-duration>PT5M8S</meta:editing-duration>
    <meta:editing-cycles>1</meta:editing-cycles>
  </office:meta>
</office:document-meta>
</file>